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adornments="Norm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1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2d02b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7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font-name="Symbol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00ff7f"/>
    </style:style>
    <style:style style:name="ce33" style:family="table-cell" style:parent-style-name="Default" style:data-style-name="N4">
      <style:table-cell-properties fo:background-color="#cccccc" fo:border="0.06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ackground-color="#cccccc" fo:border="0.06pt solid #000000"/>
    </style:style>
    <style:style style:name="ce40" style:family="table-cell" style:parent-style-name="Default" style:data-style-name="N110">
      <style:table-cell-properties fo:background-color="#cccccc" fo:border="0.06pt solid #000000"/>
    </style:style>
    <style:style style:name="ce41" style:family="table-cell" style:parent-style-name="Default" style:data-style-name="N110"/>
    <style:style style:name="ce50" style:family="table-cell" style:parent-style-name="Default" style:data-style-name="N110">
      <style:table-cell-properties fo:background-color="transparent"/>
    </style:style>
    <style:style style:name="ce1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115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 style:data-style-name="N1"/>
    <style:style style:name="ce16" style:family="table-cell" style:parent-style-name="Default" style:data-style-name="N112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ext-properties style:font-name="Arial1"/>
    </style:style>
    <style:style style:name="ce17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 style:data-style-name="N112">
      <style:table-cell-properties fo:background-color="#00ffff" fo:border="0.06pt solid #000000"/>
    </style:style>
    <style:style style:name="ce22" style:family="table-cell" style:parent-style-name="Default" style:data-style-name="N2">
      <style:table-cell-properties fo:background-color="#cccccc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estion des aléas et incertitudes – Partie numériqu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1. Phénomenènes de compensatio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X² – 1634x +2 = 0</text:p>
          </table:table-cell>
          <table:covered-table-cell/>
          <table:table-cell table:style-name="ce9" office:value-type="string" calcext:value-type="string" table:number-columns-spanned="2" table:number-rows-spanned="1">
            <text:p>Sans ARRONDI</text:p>
          </table:table-cell>
          <table:covered-table-cell table:style-name="ce7"/>
          <table:table-cell/>
          <table:table-cell table:style-name="ce25" office:value-type="string" calcext:value-type="string" table:number-columns-spanned="2" table:number-rows-spanned="1">
            <text:p>Avec ARRONDI</text:p>
          </table:table-cell>
          <table:covered-table-cell table:style-name="ce20"/>
          <table:table-cell table:number-columns-repeated="6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Delta :</text:p>
          </table:table-cell>
          <table:covered-table-cell table:style-name="ce7"/>
          <table:table-cell/>
          <table:table-cell table:style-name="ce25" office:value-type="string" calcext:value-type="string" table:number-columns-spanned="2" table:number-rows-spanned="1">
            <text:p>Delta :</text:p>
          </table:table-cell>
          <table:covered-table-cell table:style-name="ce38"/>
          <table:table-cell table:number-columns-repeated="6"/>
        </table:table-row>
        <table:table-row table:style-name="ro1">
          <table:table-cell table:style-name="ce3" office:value-type="string" calcext:value-type="string">
            <text:p>A :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9" table:formula="of:=POWER([.B6];2)-(4*[.B5]*[.B7])" office:value-type="float" office:value="2669948" calcext:value-type="float" table:number-columns-spanned="2" table:number-rows-spanned="1">
            <text:p>2669948</text:p>
          </table:table-cell>
          <table:covered-table-cell table:style-name="ce7"/>
          <table:table-cell/>
          <table:table-cell table:style-name="ce17" table:formula="of:=ROUND(POWER([.B6];2)-(4*[.B5]*[.B7]);3)" office:value-type="float" office:value="2669948" calcext:value-type="float" table:number-columns-spanned="2" table:number-rows-spanned="1">
            <text:p>2669948</text:p>
          </table:table-cell>
          <table:covered-table-cell table:style-name="ce38"/>
          <table:table-cell/>
          <table:table-cell table:style-name="ce3" office:value-type="string" calcext:value-type="string">
            <text:p>X =</text:p>
          </table:table-cell>
          <table:table-cell table:style-name="ce3" office:value-type="float" office:value="8.22" calcext:value-type="float">
            <text:p>8,2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 :</text:p>
          </table:table-cell>
          <table:table-cell table:style-name="ce3" office:value-type="float" office:value="-1634" calcext:value-type="float">
            <text:p>-1634</text:p>
          </table:table-cell>
          <table:table-cell/>
          <table:table-cell table:style-name="ce14" table:number-columns-repeated="2"/>
          <table:table-cell/>
          <table:table-cell table:style-name="ce18" table:number-columns-repeated="2"/>
          <table:table-cell/>
          <table:table-cell table:style-name="ce3" office:value-type="string" calcext:value-type="string">
            <text:p>Y =</text:p>
          </table:table-cell>
          <table:table-cell table:style-name="ce21" office:value-type="float" office:value="0.00137" calcext:value-type="float">
            <text:p>0,00137</text:p>
          </table:table-cell>
          <table:table-cell/>
          <table:table-cell table:style-name="ce12" office:value-type="string" calcext:value-type="string">
            <text:p>x+y</text:p>
          </table:table-cell>
          <table:table-cell table:style-name="ce22" table:formula="of:=[.K5]+[.K6]" office:value-type="float" office:value="8.22137" calcext:value-type="float">
            <text:p>8,22</text:p>
          </table:table-cell>
        </table:table-row>
        <table:table-row table:style-name="ro1">
          <table:table-cell table:style-name="ce3" office:value-type="string" calcext:value-type="string">
            <text:p>C :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X1 :</text:p>
          </table:table-cell>
          <table:table-cell table:style-name="ce7" office:value-type="string" calcext:value-type="string">
            <text:p>X2:</text:p>
          </table:table-cell>
          <table:table-cell/>
          <table:table-cell table:style-name="ce7" office:value-type="string" calcext:value-type="string">
            <text:p>X1:</text:p>
          </table:table-cell>
          <table:table-cell table:style-name="ce7" office:value-type="string" calcext:value-type="string">
            <text:p>X2:</text:p>
          </table:table-cell>
          <table:table-cell/>
          <table:table-cell table:style-name="ce3" office:value-type="string" calcext:value-type="string">
            <text:p>Z =</text:p>
          </table:table-cell>
          <table:table-cell table:style-name="ce21" office:value-type="float" office:value="0.00432" calcext:value-type="float">
            <text:p>0,00432</text:p>
          </table:table-cell>
          <table:table-cell/>
          <table:table-cell table:style-name="ce12" office:value-type="string" calcext:value-type="string">
            <text:p>y+z</text:p>
          </table:table-cell>
          <table:table-cell table:style-name="ce12" table:formula="of:=[.K6]+[.K7]" office:value-type="float" office:value="0.00569" calcext:value-type="float">
            <text:p>0,01</text:p>
          </table:table-cell>
        </table:table-row>
        <table:table-row table:style-name="ro1">
          <table:table-cell table:number-columns-repeated="3"/>
          <table:table-cell table:style-name="ce15" table:formula="of:=(-[.B6]-SQRT(ABS([.D5])))/(2*[.B5])" office:value-type="float" office:value="0.00122399112490257" calcext:value-type="float">
            <text:p>0,00122399</text:p>
          </table:table-cell>
          <table:table-cell table:style-name="ce16" table:formula="of:=(-[.B6]+SQRT(ABS([.D5])))/(2*[.B5])" office:value-type="float" office:value="1633.99877600888" calcext:value-type="float">
            <text:p>1633,99878</text:p>
          </table:table-cell>
          <table:table-cell/>
          <table:table-cell table:style-name="ce7" table:formula="of:=(-[.B6]-ROUND(SQRT(ABS([.D5]));3))/(2*[.B5])" office:value-type="float" office:value="0.000999999999976353" calcext:value-type="float">
            <text:p>0</text:p>
          </table:table-cell>
          <table:table-cell table:style-name="ce7" table:formula="of:=(-[.B6]+ROUND(SQRT(ABS([.D5]));3))/(2*[.B5])" office:value-type="float" office:value="1633.999" calcext:value-type="float">
            <text:p>1634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table:number-columns-repeated="3"/>
          <table:table-cell table:style-name="ce27" table:number-columns-repeated="2"/>
          <table:table-cell table:number-columns-repeated="6"/>
          <table:table-cell table:style-name="ce18"/>
          <table:table-cell table:style-name="ce12" office:value-type="string" calcext:value-type="string">
            <text:p>(x+y)+z</text:p>
          </table:table-cell>
          <table:table-cell table:style-name="ce22" table:formula="of:=([.K5]+[.K6])+[.K7]" office:value-type="float" office:value="8.22569" calcext:value-type="float">
            <text:p>8,23</text:p>
          </table:table-cell>
        </table:table-row>
        <table:table-row table:style-name="ro1">
          <table:table-cell table:number-columns-repeated="12"/>
          <table:table-cell table:style-name="ce12" office:value-type="string" calcext:value-type="string">
            <text:p>x+(y+z)</text:p>
          </table:table-cell>
          <table:table-cell table:style-name="ce22" table:formula="of:=[.K5]+([.K6]+[.K7])" office:value-type="float" office:value="8.22569" calcext:value-type="float">
            <text:p>8,23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X1: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formula="of:=[.B7]/([.B5]*[.H8])" office:value-type="float" office:value="0.00122399095715481" calcext:value-type="float">
            <text:p>0,001223991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2. Limites intrinsèques au problème à résoudre</text:p>
          </table:table-cell>
          <table:covered-table-cell table:number-columns-repeated="3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4" office:value-type="string" calcext:value-type="string">
            <text:p>Valurs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Vl =</text:p>
          </table:table-cell>
          <table:table-cell table:style-name="ce4" office:value-type="float" office:value="6150" calcext:value-type="float">
            <text:p>6150</text:p>
          </table:table-cell>
          <table:table-cell table:style-name="ce4" table:formula="of:=[.B20]-([.C19]*[.B20])" office:value-type="float" office:value="6088.5" calcext:value-type="float">
            <text:p>6088,5</text:p>
          </table:table-cell>
          <table:table-cell table:style-name="ce4" table:formula="of:=[.B20]+[.D19]*[.B20]" office:value-type="float" office:value="5535" calcext:value-type="float">
            <text:p>5535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Vt =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table:formula="of:=[.B21]-[.C19]*[.B21]" office:value-type="float" office:value="3267" calcext:value-type="float">
            <text:p>3267</text:p>
          </table:table-cell>
          <table:table-cell table:style-name="ce4" table:formula="of:=[.B21]+[.D19]*[.B21]" office:value-type="float" office:value="2970" calcext:value-type="float">
            <text:p>297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 =</text:p>
          </table:table-cell>
          <table:table-cell table:number-columns-repeated="3" table:style-name="ce4" office:value-type="float" office:value="7500" calcext:value-type="float">
            <text:p>75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25" office:value-type="string" calcext:value-type="string" table:number-columns-spanned="3" table:number-rows-spanned="1">
            <text:p>module d'Young E =</text:p>
          </table:table-cell>
          <table:covered-table-cell table:number-columns-repeated="2" table:style-name="ce38"/>
          <table:table-cell/>
          <table:table-cell table:style-name="ce12" office:value-type="string" calcext:value-type="string">
            <text:p>Ecart-type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Base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1" calcext:value-type="float">
            <text:p>0,1</text:p>
          </table:table-cell>
          <table:table-cell/>
          <table:table-cell table:style-name="ce12" table:formula="of:=STDEV([.B26:.C26])" office:value-type="float" office:value="25499141666.5333" calcext:value-type="float">
            <text:p>25499141666,53</text:p>
          </table:table-cell>
          <table:table-cell table:number-columns-repeated="9"/>
        </table:table-row>
        <table:table-row table:style-name="ro1">
          <table:table-cell table:style-name="ce7" table:formula="of:=(([.B22]*POWER([.B21];2))*((3*POWER([.B20];2))-(4*POWER([.B21];2))))/(POWER([.B20];2)-POWER([.B21];2))" office:value-type="float" office:value="212000187969.925" calcext:value-type="float">
            <text:p>212000187969,93</text:p>
          </table:table-cell>
          <table:table-cell table:style-name="ce7" table:formula="of:=(([.C22]*POWER([.C21];2))*((3*POWER([.C20];2))-(4*POWER([.C21];2))))/(POWER([.C20];2)-POWER([.C21];2))" office:value-type="float" office:value="207781384229.323" calcext:value-type="float">
            <text:p>207781384229,32</text:p>
          </table:table-cell>
          <table:table-cell table:style-name="ce7" table:formula="of:=(([.D22]*POWER([.D21];2))*((3*POWER([.D20];2))-(4*POWER([.D21];2))))/(POWER([.D20];2)-POWER([.D21];2))" office:value-type="float" office:value="171720152255.639" calcext:value-type="float">
            <text:p>171720152255,64</text:p>
          </table:table-cell>
          <table:table-cell table:number-columns-repeated="11"/>
        </table:table-row>
        <table:table-row table:style-name="ro1">
          <table:table-cell table:style-name="ce27" table:number-columns-repeated="3"/>
          <table:table-cell table:number-columns-repeated="11"/>
        </table:table-row>
        <table:table-row table:style-name="ro1">
          <table:table-cell table:style-name="ce30" office:value-type="string" calcext:value-type="string" table:number-columns-spanned="3" table:number-rows-spanned="1">
            <text:p>coefficient de Poisson v =</text:p>
          </table:table-cell>
          <table:covered-table-cell table:number-columns-repeated="2" table:style-name="ce7"/>
          <table:table-cell/>
          <table:table-cell table:style-name="ce12" office:value-type="string" calcext:value-type="string">
            <text:p>Ecart-type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Base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1" calcext:value-type="float">
            <text:p>0,1</text:p>
          </table:table-cell>
          <table:table-cell/>
          <table:table-cell table:style-name="ce12" table:formula="of:=STDEV([.B30:.C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table:formula="of:=([.B20]*[.B20]-2*[.B21]*[.B21])/(2*(([.B20]*[.B20])-([.B21]*[.B21])))" office:value-type="float" office:value="0.297827903091061" calcext:value-type="float">
            <text:p>0,298</text:p>
          </table:table-cell>
          <table:table-cell table:style-name="ce10" table:formula="of:=([.C20]*[.C20]-2*[.C21]*[.C21])/(2*(([.C20]*[.C20])-([.C21]*[.C21])))" office:value-type="float" office:value="0.297827903091061" calcext:value-type="float">
            <text:p>0,298</text:p>
          </table:table-cell>
          <table:table-cell table:style-name="ce10" table:formula="of:=(([.D20]*[.D20])-(2*([.D21]*[.D21])))/(2*(([.D20]*[.D20])-([.D21]*[.D21])))" office:value-type="float" office:value="0.297827903091061" calcext:value-type="float">
            <text:p>0,298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3. Mauvais conditionnement d'un systèm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32" office:value-type="string" calcext:value-type="string">
            <text:p>3,1 :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 :</text:p>
          </table:table-cell>
          <table:table-cell table:number-columns-repeated="5"/>
          <table:table-cell office:value-type="string" calcext:value-type="string">
            <text:p>X :</text:p>
          </table:table-cell>
          <table:table-cell table:number-columns-repeated="7"/>
        </table:table-row>
        <table:table-row table:style-name="ro1">
          <table:table-cell table:style-name="ce33" office:value-type="float" office:value="1" calcext:value-type="float">
            <text:p>1,00</text:p>
          </table:table-cell>
          <table:table-cell table:style-name="ce33" table:formula="of:=1/2" office:value-type="float" office:value="0.5" calcext:value-type="float">
            <text:p>0,50</text:p>
          </table:table-cell>
          <table:table-cell table:style-name="ce33" table:formula="of:=1/3" office:value-type="float" office:value="0.333333333333333" calcext:value-type="float">
            <text:p>0,33</text:p>
          </table:table-cell>
          <table:table-cell table:style-name="ce33" table:formula="of:=1/4" office:value-type="float" office:value="0.25" calcext:value-type="float">
            <text:p>0,25</text:p>
          </table:table-cell>
          <table:table-cell table:style-name="ce33" table:formula="of:=1/5" office:value-type="float" office:value="0.2" calcext:value-type="float">
            <text:p>0,20</text:p>
          </table:table-cell>
          <table:table-cell table:number-columns-repeated="2"/>
          <table:table-cell office:value-type="float" office:value="1.00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3" office:value-type="float" office:value="0.5" calcext:value-type="float">
            <text:p>0,50</text:p>
          </table:table-cell>
          <table:table-cell table:style-name="ce33" table:formula="of:=1/3" office:value-type="float" office:value="0.333333333333333" calcext:value-type="float">
            <text:p>0,33</text:p>
          </table:table-cell>
          <table:table-cell table:style-name="ce33" table:formula="of:=1/4" office:value-type="float" office:value="0.25" calcext:value-type="float">
            <text:p>0,25</text:p>
          </table:table-cell>
          <table:table-cell table:style-name="ce33" table:formula="of:=1/5" office:value-type="float" office:value="0.2" calcext:value-type="float">
            <text:p>0,20</text:p>
          </table:table-cell>
          <table:table-cell table:style-name="ce33" table:formula="of:=1/6" office:value-type="float" office:value="0.166666666666667" calcext:value-type="float">
            <text:p>0,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3" table:formula="of:=1/3" office:value-type="float" office:value="0.333333333333333" calcext:value-type="float">
            <text:p>0,33</text:p>
          </table:table-cell>
          <table:table-cell table:style-name="ce33" table:formula="of:=1/4" office:value-type="float" office:value="0.25" calcext:value-type="float">
            <text:p>0,25</text:p>
          </table:table-cell>
          <table:table-cell table:style-name="ce33" table:formula="of:=1/5" office:value-type="float" office:value="0.2" calcext:value-type="float">
            <text:p>0,20</text:p>
          </table:table-cell>
          <table:table-cell table:style-name="ce33" table:formula="of:=1/6" office:value-type="float" office:value="0.166666666666667" calcext:value-type="float">
            <text:p>0,17</text:p>
          </table:table-cell>
          <table:table-cell table:style-name="ce33" table:formula="of:=1/7" office:value-type="float" office:value="0.142857142857143" calcext:value-type="float">
            <text:p>0,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3" table:formula="of:=1/4" office:value-type="float" office:value="0.25" calcext:value-type="float">
            <text:p>0,25</text:p>
          </table:table-cell>
          <table:table-cell table:style-name="ce33" table:formula="of:=1/5" office:value-type="float" office:value="0.2" calcext:value-type="float">
            <text:p>0,20</text:p>
          </table:table-cell>
          <table:table-cell table:style-name="ce33" table:formula="of:=1/6" office:value-type="float" office:value="0.166666666666667" calcext:value-type="float">
            <text:p>0,17</text:p>
          </table:table-cell>
          <table:table-cell table:style-name="ce33" table:formula="of:=1/7" office:value-type="float" office:value="0.142857142857143" calcext:value-type="float">
            <text:p>0,14</text:p>
          </table:table-cell>
          <table:table-cell table:style-name="ce33" table:formula="of:=1/8" office:value-type="float" office:value="0.125" calcext:value-type="float">
            <text:p>0,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3" table:formula="of:=1/5" office:value-type="float" office:value="0.2" calcext:value-type="float">
            <text:p>0,20</text:p>
          </table:table-cell>
          <table:table-cell table:style-name="ce33" table:formula="of:=1/6" office:value-type="float" office:value="0.166666666666667" calcext:value-type="float">
            <text:p>0,17</text:p>
          </table:table-cell>
          <table:table-cell table:style-name="ce33" table:formula="of:=1/7" office:value-type="float" office:value="0.142857142857143" calcext:value-type="float">
            <text:p>0,14</text:p>
          </table:table-cell>
          <table:table-cell table:style-name="ce33" table:formula="of:=1/8" office:value-type="float" office:value="0.125" calcext:value-type="float">
            <text:p>0,13</text:p>
          </table:table-cell>
          <table:table-cell table:style-name="ce33" table:formula="of:=1/9" office:value-type="float" office:value="0.111111111111111" calcext:value-type="float">
            <text:p>0,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7" office:value-type="string" calcext:value-type="string" table:number-columns-spanned="3" table:number-rows-spanned="1">
            <text:p>Conditionnement d'Hadamard :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3" table:number-rows-spanned="1">
            <text:p>Determinant de la matrice A = </text:p>
          </table:table-cell>
          <table:covered-table-cell table:number-columns-repeated="2"/>
          <table:table-cell table:style-name="ce45" table:formula="of:=MDETERM([.A37:.E41])" office:value-type="float" office:value="0.00000000000374929513233123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3" table:number-rows-spanned="1">
            <text:p>Cond(A) = </text:p>
          </table:table-cell>
          <table:covered-table-cell table:number-columns-repeated="2"/>
          <table:table-cell table:formula="of:=(1/ABS([.D46]))*PRODUCT(SQRT([.C50]);SQRT([.D50]);SQRT([.E50]);SQRT([.F50]);SQRT([.G50]))" office:value-type="float" office:value="16085725624.9941" calcext:value-type="float">
            <text:p>16085725624,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lonnes 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 table:number-columns-spanned="2" table:number-rows-spanned="1">
            <text:p>Somme des carrés colonnes =</text:p>
          </table:table-cell>
          <table:covered-table-cell/>
          <table:table-cell table:formula="of:=SUMSQ([.A37:.A41])" office:value-type="float" office:value="1.46361111111111" calcext:value-type="float">
            <text:p>1,46</text:p>
          </table:table-cell>
          <table:table-cell table:formula="of:=SUMSQ([.B37:.B41])" office:value-type="float" office:value="0.491388888888889" calcext:value-type="float">
            <text:p>0,49</text:p>
          </table:table-cell>
          <table:table-cell table:formula="of:=SUMSQ([.C37:.C41])" office:value-type="float" office:value="0.261797052154195" calcext:value-type="float">
            <text:p>0,26</text:p>
          </table:table-cell>
          <table:table-cell table:formula="of:=SUMSQ([.D37:.D41])" office:value-type="float" office:value="0.166310941043084" calcext:value-type="float">
            <text:p>0,17</text:p>
          </table:table-cell>
          <table:table-cell table:formula="of:=SUMSQ([.E37:.E41])" office:value-type="float" office:value="0.11615662005543" calcext:value-type="float">
            <text:p>0,12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32" office:value-type="string" calcext:value-type="string">
            <text:p>3,2 : </text:p>
          </table:table-cell>
          <table:table-cell table:style-name="ce37" office:value-type="string" calcext:value-type="string" table:number-columns-spanned="5" table:number-rows-spanned="1">
            <text:p>Inverse de la matrice A :</text:p>
          </table:table-cell>
          <table:covered-table-cell table:number-columns-repeated="4"/>
          <table:table-cell/>
          <table:table-cell table:style-name="ce27" office:value-type="string" calcext:value-type="string">
            <text:p>X : </text:p>
          </table:table-cell>
          <table:table-cell/>
          <table:table-cell table:style-name="ce32" office:value-type="string" calcext:value-type="string">
            <text:p>3,3 : </text:p>
          </table:table-cell>
          <table:table-cell table:style-name="ce12" office:value-type="string" calcext:value-type="string">
            <text:p>B. 1,1 = 1</text:p>
          </table:table-cell>
          <table:table-cell table:style-name="ce12" office:value-type="string" calcext:value-type="string">
            <text:p>B. 1,1 = 1,001</text:p>
          </table:table-cell>
          <table:table-cell table:number-columns-repeated="2"/>
        </table:table-row>
        <table:table-row table:style-name="ro1">
          <table:table-cell/>
          <table:table-cell table:style-name="ce12" table:number-matrix-columns-spanned="5" table:number-matrix-rows-spanned="5" table:formula="of:=MINVERSE([.A37:.E41])" office:value-type="float" office:value="25.0000000006943" calcext:value-type="float">
            <text:p>25</text:p>
          </table:table-cell>
          <table:table-cell table:style-name="ce12" office:value-type="float" office:value="-300.000000012504" calcext:value-type="float">
            <text:p>-300</text:p>
          </table:table-cell>
          <table:table-cell table:style-name="ce12" office:value-type="float" office:value="1050.00000005272" calcext:value-type="float">
            <text:p>1050</text:p>
          </table:table-cell>
          <table:table-cell table:style-name="ce12" office:value-type="float" office:value="-1400.0000000784" calcext:value-type="float">
            <text:p>-1400</text:p>
          </table:table-cell>
          <table:table-cell table:style-name="ce12" office:value-type="float" office:value="630.000000037928" calcext:value-type="float">
            <text:p>630</text:p>
          </table:table-cell>
          <table:table-cell/>
          <table:table-cell table:style-name="ce12" table:number-matrix-columns-spanned="1" table:number-matrix-rows-spanned="5" table:formula="of:=MMULT([.B53:.F57];[.H37:.H41])" office:value-type="float" office:value="5.02500000043256" calcext:value-type="float">
            <text:p>5,03</text:p>
          </table:table-cell>
          <table:table-cell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5.03" calcext:value-type="float">
            <text:p>5,03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-300.000000012506" calcext:value-type="float">
            <text:p>-300</text:p>
          </table:table-cell>
          <table:table-cell table:style-name="ce12" office:value-type="float" office:value="4800.00000022452" calcext:value-type="float">
            <text:p>4800</text:p>
          </table:table-cell>
          <table:table-cell table:style-name="ce12" office:value-type="float" office:value="-18900.0000009447" calcext:value-type="float">
            <text:p>-18900</text:p>
          </table:table-cell>
          <table:table-cell table:style-name="ce12" office:value-type="float" office:value="26880.0000014029" calcext:value-type="float">
            <text:p>26880</text:p>
          </table:table-cell>
          <table:table-cell table:style-name="ce12" office:value-type="float" office:value="-12600.0000006779" calcext:value-type="float">
            <text:p>-12600</text:p>
          </table:table-cell>
          <table:table-cell/>
          <table:table-cell table:style-name="ce12" office:value-type="float" office:value="-120.300000007674" calcext:value-type="float">
            <text:p>-120,3</text:p>
          </table:table-cell>
          <table:table-cell table:number-columns-repeated="2"/>
          <table:table-cell table:style-name="ce12" office:value-type="float" office:value="-120" calcext:value-type="float">
            <text:p>-120</text:p>
          </table:table-cell>
          <table:table-cell table:style-name="ce12" office:value-type="float" office:value="-120.3" calcext:value-type="float">
            <text:p>-120,3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050.00000005273" calcext:value-type="float">
            <text:p>1050</text:p>
          </table:table-cell>
          <table:table-cell table:style-name="ce12" office:value-type="float" office:value="-18900.0000009448" calcext:value-type="float">
            <text:p>-18900</text:p>
          </table:table-cell>
          <table:table-cell table:style-name="ce12" office:value-type="float" office:value="79380.0000039705" calcext:value-type="float">
            <text:p>79380</text:p>
          </table:table-cell>
          <table:table-cell table:style-name="ce12" office:value-type="float" office:value="-117600.000005891" calcext:value-type="float">
            <text:p>-117600</text:p>
          </table:table-cell>
          <table:table-cell table:style-name="ce12" office:value-type="float" office:value="56700.0000028449" calcext:value-type="float">
            <text:p>56700</text:p>
          </table:table-cell>
          <table:table-cell/>
          <table:table-cell table:style-name="ce12" office:value-type="float" office:value="631.050000032177" calcext:value-type="float">
            <text:p>631,05</text:p>
          </table:table-cell>
          <table:table-cell table:number-columns-repeated="2"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31.05" calcext:value-type="float">
            <text:p>631,05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-1400.00000007842" calcext:value-type="float">
            <text:p>-1400</text:p>
          </table:table-cell>
          <table:table-cell table:style-name="ce12" office:value-type="float" office:value="26880.0000014031" calcext:value-type="float">
            <text:p>26880</text:p>
          </table:table-cell>
          <table:table-cell table:style-name="ce12" office:value-type="float" office:value="-117600.000005891" calcext:value-type="float">
            <text:p>-117600</text:p>
          </table:table-cell>
          <table:table-cell table:style-name="ce12" office:value-type="float" office:value="179200.000008736" calcext:value-type="float">
            <text:p>179200</text:p>
          </table:table-cell>
          <table:table-cell table:style-name="ce12" office:value-type="float" office:value="-88200.000004217" calcext:value-type="float">
            <text:p>-88200</text:p>
          </table:table-cell>
          <table:table-cell/>
          <table:table-cell table:style-name="ce12" office:value-type="float" office:value="-1121.40000004761" calcext:value-type="float">
            <text:p>-1121,4</text:p>
          </table:table-cell>
          <table:table-cell table:number-columns-repeated="2"/>
          <table:table-cell table:style-name="ce12" office:value-type="float" office:value="-1120" calcext:value-type="float">
            <text:p>-1120</text:p>
          </table:table-cell>
          <table:table-cell table:style-name="ce12" office:value-type="float" office:value="-1121.4" calcext:value-type="float">
            <text:p>-1121,4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630.000000037934" calcext:value-type="float">
            <text:p>630</text:p>
          </table:table-cell>
          <table:table-cell table:style-name="ce12" office:value-type="float" office:value="-12600.000000678" calcext:value-type="float">
            <text:p>-12600</text:p>
          </table:table-cell>
          <table:table-cell table:style-name="ce12" office:value-type="float" office:value="56700.0000028451" calcext:value-type="float">
            <text:p>56700</text:p>
          </table:table-cell>
          <table:table-cell table:style-name="ce12" office:value-type="float" office:value="-88200.0000042172" calcext:value-type="float">
            <text:p>-88200</text:p>
          </table:table-cell>
          <table:table-cell table:style-name="ce12" office:value-type="float" office:value="44100.000002035" calcext:value-type="float">
            <text:p>44100</text:p>
          </table:table-cell>
          <table:table-cell/>
          <table:table-cell table:style-name="ce12" office:value-type="float" office:value="630.630000022924" calcext:value-type="float">
            <text:p>630,63</text:p>
          </table:table-cell>
          <table:table-cell table:number-columns-repeated="2"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30.63" calcext:value-type="float">
            <text:p>630,6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4. Mauvais conditionnement d'un systèm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 = </text:p>
          </table:table-cell>
          <table:table-cell table:style-name="ce40" office:value-type="float" office:value="1" calcext:value-type="float">
            <text:p>1,000</text:p>
          </table:table-cell>
          <table:table-cell table:style-name="ce40" office:value-type="float" office:value="-1" calcext:value-type="float">
            <text:p>-1,000</text:p>
          </table:table-cell>
          <table:table-cell/>
          <table:table-cell table:style-name="ce47" office:value-type="string" calcext:value-type="string">
            <text:p>ε</text:p>
          </table:table-cell>
          <table:table-cell table:style-name="ce41" office:value-type="float" office:value="0.002" calcext:value-type="float">
            <text:p>0,002</text:p>
          </table:table-cell>
          <table:table-cell table:number-columns-repeated="8"/>
        </table:table-row>
        <table:table-row table:style-name="ro1">
          <table:table-cell/>
          <table:table-cell table:style-name="ce40" table:formula="of:=1+[.F63]" office:value-type="float" office:value="1.002" calcext:value-type="float">
            <text:p>1,002</text:p>
          </table:table-cell>
          <table:table-cell table:style-name="ce40" office:value-type="float" office:value="-1" calcext:value-type="float">
            <text:p>-1,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37" office:value-type="string" calcext:value-type="string" table:number-columns-spanned="2" table:number-rows-spanned="1">
            <text:p>Determinant A : </text:p>
          </table:table-cell>
          <table:covered-table-cell/>
          <table:table-cell table:style-name="ce41"/>
          <table:table-cell table:style-name="ce41" table:formula="of:=MDETERM([.B63:.C64])" office:value-type="float" office:value="0.002" calcext:value-type="float">
            <text:p>0,00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3" table:number-rows-spanned="1">
            <text:p>Conditionnement d'Hadamard :</text:p>
          </table:table-cell>
          <table:covered-table-cell table:number-columns-repeated="2"/>
          <table:table-cell table:formula="of:=(1/ABS([.D66])*PRODUCT(SQRT(SUMSQ([.B63:.B64]));SQRT(SUMSQ([.C63:.C64]))))" office:value-type="float" office:value="1001.00049950038" calcext:value-type="float">
            <text:p>100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3" table:number-rows-spanned="1">
            <text:p>Inverse de A : </text:p>
          </table:table-cell>
          <table:covered-table-cell table:number-columns-repeated="2"/>
          <table:table-cell table:style-name="ce40" table:number-matrix-columns-spanned="2" table:number-matrix-rows-spanned="2" table:formula="of:=MINVERSE([.B63:.C64])" office:value-type="float" office:value="-500" calcext:value-type="float">
            <text:p>-500,000</text:p>
          </table:table-cell>
          <table:table-cell table:style-name="ce40" office:value-type="float" office:value="500" calcext:value-type="float">
            <text:p>500,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0" office:value-type="float" office:value="-501" calcext:value-type="float">
            <text:p>-501,000</text:p>
          </table:table-cell>
          <table:table-cell table:style-name="ce40" office:value-type="float" office:value="500" calcext:value-type="float">
            <text:p>500,00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7" office:value-type="string" calcext:value-type="string" table:number-columns-spanned="3" table:number-rows-spanned="1">
            <text:p>transposée de A :</text:p>
          </table:table-cell>
          <table:covered-table-cell table:number-columns-repeated="2" table:style-name="ce27"/>
          <table:table-cell table:style-name="ce40" table:number-matrix-columns-spanned="2" table:number-matrix-rows-spanned="2" table:formula="of:=TRANSPOSE([.B63:.C64])" office:value-type="float" office:value="1" calcext:value-type="float">
            <text:p>1,000</text:p>
          </table:table-cell>
          <table:table-cell table:style-name="ce40" office:value-type="float" office:value="1.002" calcext:value-type="float">
            <text:p>1,00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0" office:value-type="float" office:value="-1" calcext:value-type="float">
            <text:p>-1,000</text:p>
          </table:table-cell>
          <table:table-cell table:style-name="ce40" office:value-type="float" office:value="-1" calcext:value-type="float">
            <text:p>-1,00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3" table:number-rows-spanned="1">
            <text:p>(transposée de A)*A :</text:p>
          </table:table-cell>
          <table:covered-table-cell table:number-columns-repeated="2"/>
          <table:table-cell table:style-name="ce40" table:number-matrix-columns-spanned="2" table:number-matrix-rows-spanned="2" table:formula="of:=MMULT([.D73:.E74];[.B63:.C64])" office:value-type="float" office:value="2.004004" calcext:value-type="float">
            <text:p>2,004</text:p>
          </table:table-cell>
          <table:table-cell table:style-name="ce40" office:value-type="float" office:value="-2.002" calcext:value-type="float">
            <text:p>-2,00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0" office:value-type="float" office:value="-2.002" calcext:value-type="float">
            <text:p>-2,002</text:p>
          </table:table-cell>
          <table:table-cell table:style-name="ce40" office:value-type="float" office:value="2" calcext:value-type="float">
            <text:p>2,00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 table:number-columns-spanned="2" table:number-rows-spanned="1">
            <text:p>Normes de A : </text:p>
          </table:table-cell>
          <table:covered-table-cell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Fröbenius :</text:p>
          </table:table-cell>
          <table:table-cell table:style-name="ce50" table:formula="of:=SQRT(SUMSQ(1;-1;[.B64];[.C64]))" office:value-type="float" office:value="2.00100074962505" calcext:value-type="float">
            <text:p>2,001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2" table:number-rows-spanned="1">
            <text:p>Norme subordonnées p = 1 </text:p>
          </table:table-cell>
          <table:covered-table-cell/>
          <table:table-cell table:style-name="ce50" table:formula="of:=MAX(SUM(ABS([.B63]);ABS([.B64]));SUM(ABS([.C63]);ABS([.C64])))" office:value-type="float" office:value="2.002" calcext:value-type="float">
            <text:p>2,002</text:p>
          </table:table-cell>
          <table:table-cell table:number-columns-repeated="11"/>
        </table:table-row>
        <table:table-row table:style-name="ro2">
          <table:table-cell table:style-name="ce13" office:value-type="string" calcext:value-type="string" table:number-columns-spanned="2" table:number-rows-spanned="1">
            <text:p>Norme subordonnées p = 2</text:p>
          </table:table-cell>
          <table:covered-table-cell/>
          <table:table-cell table:style-name="ce18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adornments="Norm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9:04:20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48S</meta:editing-duration>
    <meta:editing-cycles>7</meta:editing-cycles>
    <meta:generator>LibreOffice/5.3.7.2$Windows_X86_64 LibreOffice_project/6b8ed514a9f8b44d37a1b96673cbbdd077e24059</meta:generator>
    <dc:date>2018-03-12T09:15:56.915000000</dc:date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